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ONZALES IMAINA, FRANK JERSON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ONZALES IMAINA, FRANK JERSO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6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ONZALES IMAINA, FRANK JERSO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POLLO SBB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2011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23:35:2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